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c65" officeooo:paragraph-rsid="00099c65"/>
    </style:style>
    <style:style style:name="P2" style:family="paragraph" style:parent-style-name="Standard">
      <style:text-properties officeooo:rsid="000b4b8c" officeooo:paragraph-rsid="000b4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ame doesn’t have money only score – you can get items by killing enemies and you can sell items for score , the purpose of game is to get highest score, you move by rollng the dice and you choose between block and attack when fighting</text:p>
      <text:p text:style-name="P1"/>
      <text:p text:style-name="P1">You get 100 hp in every fight, so even when kill enemy with 15 hp left the next fight will have 100 hp again</text:p>
      <text:p text:style-name="P1"/>
      <text:p text:style-name="P2">Weapons are better for different enemies and you can choose selected items only before moving again (before rolling dice and thereby starting another fight), armor as well</text:p>
      <text:p text:style-name="P2"/>
      <text:p text:style-name="P2"/>
      <text:p text:style-name="P2">the difference between armor/weapoins is with durability or attack and their element (fire, storm ..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6:53:36.050880304</meta:creation-date>
    <meta:generator>LibreOffice/24.2.2.2$Linux_X86_64 LibreOffice_project/420$Build-2</meta:generator>
    <dc:date>2024-06-11T16:59:18.637788163</dc:date>
    <meta:editing-duration>PT5M43S</meta:editing-duration>
    <meta:editing-cycles>2</meta:editing-cycles>
    <meta:document-statistic meta:table-count="0" meta:image-count="0" meta:object-count="0" meta:page-count="1" meta:paragraph-count="4" meta:word-count="112" meta:character-count="620" meta:non-whitespace-character-count="511"/>
  </office:meta>
</office:document-meta>
</file>